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Group 6 Testing Questionaire</text:p>
      <text:p text:style-name="Standard"/>
      <text:p text:style-name="Standard">Q1: How well did <text:s/>the game run on your machine? Any framerate issues?</text:p>
      <text:p text:style-name="P2">No</text:p>
      <text:p text:style-name="P3">(Same machine as second test)</text:p>
      <text:p text:style-name="P4"/>
      <text:p text:style-name="Standard">Q2: Were you able to work out the hunting mechanic without assistance?</text:p>
      <text:p text:style-name="P5">No, had to be told you had to drag to select dinosaurs.</text:p>
      <text:p text:style-name="P6"/>
      <text:p text:style-name="Standard">Q3: Were<text:s/>you able to successfully hunt any dinosaurs? If so, which ones, and how? Which weapons and armour did you use and how many hunters did you send?</text:p>
      <text:p text:style-name="P7">Yes all of them. Though hunters did not die. Unsure of how many hunters the amount equal to the dinosaurs.</text:p>
      <text:p text:style-name="P8"/>
      <text:p text:style-name="Standard">Q4: Were you able to construct any buildings without assistance?</text:p>
      <text:p text:style-name="P9">Yes but wasn’t sure what some of them did.</text:p>
      <text:p text:style-name="P10"/>
      <text:p text:style-name="Standard">Q5: Was it clear what each of the buildings<text:s/>did and how to use them?</text:p>
      <text:p text:style-name="P11">Some Yes but it took me a while to work buildings like the barracks and armory.</text:p>
      <text:p text:style-name="P12"><text:s/></text:p>
      <text:p text:style-name="Standard">Q6: Did you encounter any bugs while playing? If so, what were they and what lead to them occuring?</text:p>
      <text:p text:style-name="P13">Steve 3 didn’t die. Characters spawned in buildings.<text:s/></text:p>
      <text:p text:style-name="P14"/>
      <text:p text:style-name="Standard">Q7: Did you enjoy the game? If so, which aspects?</text:p>
      <text:p text:style-name="P15">Yes. It was silly as I wasn’t completely sure what I was doing.</text:p>
      <text:p text:style-name="P16"/>
      <text:p text:style-name="Standard">Q8: Was there anything you didn't enjoy? If so, which aspects?</text:p>
      <text:p text:style-name="P17">Steve 4, he upstaged Steve 3. And no hats although there are hat slots. Could have been more customizable, such as rotation of buildings and renaming characters ( or random names)</text:p>
      <text:p text:style-name="P18"/>
      <text:p text:style-name="Standard">Q9: Was there<text:s/>anything you couldn't understand? If so, what?</text:p>
      <text:p text:style-name="P19">Yes. I didn’t understand the barracks.</text:p>
      <text:p text:style-name="P20"/>
      <text:p text:style-name="Standard">Q10: How long did you play for?</text:p>
      <text:p text:style-name="P21">15-20mins until the creator told me to stop.</text:p>
      <text:p text:style-name="Standard"/>
      <text:p text:style-name="Standard">Q11: Anything else to add relating to the game that doesn't fit in the categories above?</text:p>
      <text:p text:style-name="Standard"><text:span text:style-name="T22">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ss Warren</dc:creator>
    <meta:creation-date>2018-03-20T21:16:00Z</meta:creation-date>
    <dc:date>2018-03-20T21:16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34" meta:character-count="1566" meta:row-count="11" meta:non-whitespace-character-count="1335"/>
  </office:meta>
</office:document-meta>
</file>